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宋体" svg:font-family="宋体, SimSu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style-name="Default" office:value-type="string" calcext:value-type="string">
            <text:p>adc value1</text:p>
          </table:table-cell>
          <table:table-cell table:style-name="Default" office:value-type="string" calcext:value-type="string">
            <text:p>adc value2</text:p>
          </table:table-cell>
        </table:table-row>
        <table:table-row table:style-name="ro1">
          <table:table-cell table:style-name="ce1" office:value-type="float" office:value="199.99" calcext:value-type="float">
            <text:p>199.99</text:p>
          </table:table-cell>
          <table:table-cell office:value-type="float" office:value="10" calcext:value-type="float">
            <text:p>10</text:p>
          </table:table-cell>
          <table:table-cell office:value-type="float" office:value="9.88" calcext:value-type="float">
            <text:p>9.88</text:p>
          </table:table-cell>
          <table:table-cell office:value-type="float" office:value="9.95" calcext:value-type="float">
            <text:p>9.95</text:p>
          </table:table-cell>
          <table:table-cell table:formula="of:=[.A2]/([.A2]+[.$C$2])*1023" office:value-type="float" office:value="974.84047267356" calcext:value-type="float">
            <text:p>975</text:p>
          </table:table-cell>
          <table:table-cell table:formula="of:=[.A2]/([.A2]+[.$D$2])*1023" office:value-type="float" office:value="974.515432980852" calcext:value-type="float">
            <text:p>975</text:p>
          </table:table-cell>
        </table:table-row>
        <table:table-row table:style-name="ro1">
          <table:table-cell table:style-name="ce1" office:value-type="float" office:value="157.6" calcext:value-type="float">
            <text:p>157.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A3]/([.A3]+[.$C$2])*1023" office:value-type="float" office:value="962.65106281347" calcext:value-type="float">
            <text:p>963</text:p>
          </table:table-cell>
          <table:table-cell table:formula="of:=[.A3]/([.A3]+[.$D$2])*1023" office:value-type="float" office:value="962.248880931065" calcext:value-type="float">
            <text:p>962</text:p>
          </table:table-cell>
        </table:table-row>
        <table:table-row table:style-name="ro1">
          <table:table-cell table:style-name="ce1" office:value-type="float" office:value="125.245" calcext:value-type="float">
            <text:p>125.24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A4]/([.A4]+[.$C$2])*1023" office:value-type="float" office:value="948.200814061055" calcext:value-type="float">
            <text:p>948</text:p>
          </table:table-cell>
          <table:table-cell table:formula="of:=[.A4]/([.A4]+[.$D$2])*1023" office:value-type="float" office:value="947.709863530456" calcext:value-type="float">
            <text:p>9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A5]/([.A5]+[.$C$2])*1023" office:value-type="float" office:value="931.015653440117" calcext:value-type="float">
            <text:p>931</text:p>
          </table:table-cell>
          <table:table-cell table:formula="of:=[.A5]/([.A5]+[.$D$2])*1023" office:value-type="float" office:value="930.422919508868" calcext:value-type="float">
            <text:p>9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A6]/([.A6]+[.$C$2])*1023" office:value-type="float" office:value="911.784771126761" calcext:value-type="float">
            <text:p>912</text:p>
          </table:table-cell>
          <table:table-cell table:formula="of:=[.A6]/([.A6]+[.$D$2])*1023" office:value-type="float" office:value="911.08301264431" calcext:value-type="float">
            <text:p>911</text:p>
          </table:table-cell>
        </table:table-row>
        <table:table-row table:style-name="ro1">
          <table:table-cell office:value-type="float" office:value="65.65" calcext:value-type="float">
            <text:p>65.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A7]/([.A7]+[.$C$2])*1023" office:value-type="float" office:value="889.182444061962" calcext:value-type="float">
            <text:p>889</text:p>
          </table:table-cell>
          <table:table-cell table:formula="of:=[.A7]/([.A7]+[.$D$2])*1023" office:value-type="float" office:value="888.359126984127" calcext:value-type="float">
            <text:p>888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A8]/([.A8]+[.$C$2])*1023" office:value-type="float" office:value="863.529504575576" calcext:value-type="float">
            <text:p>864</text:p>
          </table:table-cell>
          <table:table-cell table:formula="of:=[.A8]/([.A8]+[.$D$2])*1023" office:value-type="float" office:value="862.5768321513" calcext:value-type="float">
            <text:p>863</text:p>
          </table:table-cell>
        </table:table-row>
        <table:table-row table:style-name="ro1">
          <table:table-cell office:value-type="float" office:value="43.78" calcext:value-type="float">
            <text:p>43.7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A9]/([.A9]+[.$C$2])*1023" office:value-type="float" office:value="834.642937010809" calcext:value-type="float">
            <text:p>835</text:p>
          </table:table-cell>
          <table:table-cell table:formula="of:=[.A9]/([.A9]+[.$D$2])*1023" office:value-type="float" office:value="833.555555555556" calcext:value-type="float">
            <text:p>834</text:p>
          </table:table-cell>
        </table:table-row>
        <table:table-row table:style-name="ro1">
          <table:table-cell office:value-type="float" office:value="35.8999" calcext:value-type="float">
            <text:p>35.899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A10]/([.A10]+[.$C$2])*1023" office:value-type="float" office:value="802.221011841441" calcext:value-type="float">
            <text:p>802</text:p>
          </table:table-cell>
          <table:table-cell table:formula="of:=[.A10]/([.A10]+[.$D$2])*1023" office:value-type="float" office:value="800.996244266618" calcext:value-type="float">
            <text:p>801</text:p>
          </table:table-cell>
        </table:table-row>
        <table:table-row table:style-name="ro1">
          <table:table-cell office:value-type="float" office:value="29.99" calcext:value-type="float">
            <text:p>29.99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A11]/([.A11]+[.$C$2])*1023" office:value-type="float" office:value="769.49510910459" calcext:value-type="float">
            <text:p>769</text:p>
          </table:table-cell>
          <table:table-cell table:formula="of:=[.A11]/([.A11]+[.$D$2])*1023" office:value-type="float" office:value="768.146469704557" calcext:value-type="float">
            <text:p>7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A12]/([.A12]+[.$C$2])*1023" office:value-type="float" office:value="733.228211009174" calcext:value-type="float">
            <text:p>733</text:p>
          </table:table-cell>
          <table:table-cell table:formula="of:=[.A12]/([.A12]+[.$D$2])*1023" office:value-type="float" office:value="731.759656652361" calcext:value-type="float">
            <text:p>73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A13]/([.A13]+[.$C$2])*1023" office:value-type="float" office:value="694.62962962963" calcext:value-type="float">
            <text:p>695</text:p>
          </table:table-cell>
          <table:table-cell table:formula="of:=[.A13]/([.A13]+[.$D$2])*1023" office:value-type="float" office:value="693.053484602917" calcext:value-type="float">
            <text:p>693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A14]/([.A14]+[.$C$2])*1023" office:value-type="float" office:value="654.526066350711" calcext:value-type="float">
            <text:p>655</text:p>
          </table:table-cell>
          <table:table-cell table:formula="of:=[.A14]/([.A14]+[.$D$2])*1023" office:value-type="float" office:value="652.86" calcext:value-type="float">
            <text:p>65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A15]/([.A15]+[.$C$2])*1023" office:value-type="float" office:value="612.803571428572" calcext:value-type="float">
            <text:p>613</text:p>
          </table:table-cell>
          <table:table-cell table:formula="of:=[.A15]/([.A15]+[.$D$2])*1023" office:value-type="float" office:value="611.0675839741" calcext:value-type="float">
            <text:p>611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A16]/([.A16]+[.$C$2])*1023" office:value-type="float" office:value="572.186440677966" calcext:value-type="float">
            <text:p>572</text:p>
          </table:table-cell>
          <table:table-cell table:formula="of:=[.A16]/([.A16]+[.$D$2])*1023" office:value-type="float" office:value="570.405513561583" calcext:value-type="float">
            <text:p>570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[.A17]/([.A17]+[.$C$2])*1023" office:value-type="float" office:value="530.924050632911" calcext:value-type="float">
            <text:p>531</text:p>
          </table:table-cell>
          <table:table-cell table:formula="of:=[.A17]/([.A17]+[.$D$2])*1023" office:value-type="float" office:value="529.120815138282" calcext:value-type="float">
            <text:p>52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A18]/([.A18]+[.$C$2])*1023" office:value-type="float" office:value="490.479452054795" calcext:value-type="float">
            <text:p>490</text:p>
          </table:table-cell>
          <table:table-cell table:formula="of:=[.A18]/([.A18]+[.$D$2])*1023" office:value-type="float" office:value="488.677165354331" calcext:value-type="float">
            <text:p>489</text:p>
          </table:table-cell>
        </table:table-row>
        <table:table-row table:style-name="ro1">
          <table:table-cell office:value-type="float" office:value="7.784" calcext:value-type="float">
            <text:p>7.784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[.A19]/([.A19]+[.$C$2])*1023" office:value-type="float" office:value="450.805706521739" calcext:value-type="float">
            <text:p>451</text:p>
          </table:table-cell>
          <table:table-cell table:formula="of:=[.A19]/([.A19]+[.$D$2])*1023" office:value-type="float" office:value="449.026277207624" calcext:value-type="float">
            <text:p>449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A20]/([.A20]+[.$C$2])*1023" office:value-type="float" office:value="413.763110307414" calcext:value-type="float">
            <text:p>414</text:p>
          </table:table-cell>
          <table:table-cell table:formula="of:=[.A20]/([.A20]+[.$D$2])*1023" office:value-type="float" office:value="412.024609843938" calcext:value-type="float">
            <text:p>412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formula="of:=[.A21]/([.A21]+[.$C$2])*1023" office:value-type="float" office:value="380.454545454545" calcext:value-type="float">
            <text:p>380</text:p>
          </table:table-cell>
          <table:table-cell table:formula="of:=[.A21]/([.A21]+[.$D$2])*1023" office:value-type="float" office:value="378.768987341772" calcext:value-type="float">
            <text:p>379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A22]/([.A22]+[.$C$2])*1023" office:value-type="float" office:value="346.930434782609" calcext:value-type="float">
            <text:p>347</text:p>
          </table:table-cell>
          <table:table-cell table:formula="of:=[.A22]/([.A22]+[.$D$2])*1023" office:value-type="float" office:value="345.313581890812" calcext:value-type="float">
            <text:p>345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[.A23]/([.A23]+[.$C$2])*1023" office:value-type="float" office:value="315.705388383485" calcext:value-type="float">
            <text:p>316</text:p>
          </table:table-cell>
          <table:table-cell table:formula="of:=[.A23]/([.A23]+[.$D$2])*1023" office:value-type="float" office:value="314.16643454039" calcext:value-type="float">
            <text:p>31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A24]/([.A24]+[.$C$2])*1023" office:value-type="float" office:value="286.857246904588" calcext:value-type="float">
            <text:p>287</text:p>
          </table:table-cell>
          <table:table-cell table:formula="of:=[.A24]/([.A24]+[.$D$2])*1023" office:value-type="float" office:value="285.402173913043" calcext:value-type="float">
            <text:p>285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[.A25]/([.A25]+[.$C$2])*1023" office:value-type="float" office:value="258.458396369138" calcext:value-type="float">
            <text:p>258</text:p>
          </table:table-cell>
          <table:table-cell table:formula="of:=[.A25]/([.A25]+[.$D$2])*1023" office:value-type="float" office:value="257.097065462754" calcext:value-type="float">
            <text:p>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宋体" svg:font-family="宋体, SimSu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20:02:36.690955601</meta:creation-date>
    <dc:date>2017-10-13T18:38:30.025937182</dc:date>
    <meta:editing-duration>PT22H16M18S</meta:editing-duration>
    <meta:editing-cycles>1</meta:editing-cycles>
    <meta:document-statistic meta:table-count="1" meta:cell-count="104" meta:object-count="0"/>
    <meta:generator>LibreOffice/5.1.6.2$Linux_X86_64 LibreOffice_project/10m0$Build-2</meta:generator>
  </office:meta>
</office:document-meta>
</file>